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1" svg:font-family="Consolas" style:font-family-generic="modern" style:font-pitch="fixed"/>
    <style:font-face style:name="Consolas" svg:font-family="Consolas" style:font-adornments="Normal"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ackground-color="transparent">
        <style:background-image/>
      </style:paragraph-properties>
    </style:style>
    <style:style style:name="P2" style:family="paragraph" style:parent-style-name="Code">
      <style:text-properties style:font-name="Calibri1" fo:background-color="transparent"/>
    </style:style>
    <style:style style:name="P3" style:family="paragraph" style:parent-style-name="Text_20_body">
      <style:paragraph-properties fo:text-align="start" style:justify-single-word="false"/>
      <style:text-properties style:font-name="Calibri1"/>
    </style:style>
    <style:style style:name="P4" style:family="paragraph" style:parent-style-name="Text_20_body">
      <style:paragraph-properties fo:text-align="center" style:justify-single-word="false"/>
      <style:text-properties fo:font-variant="small-caps" fo:color="#cc0000" style:font-name="Calibri1"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Heading_20_2">
      <style:text-properties style:font-name="Calibri1" fo:background-color="transparent"/>
    </style:style>
    <style:style style:name="P7" style:family="paragraph" style:parent-style-name="Code" style:list-style-name="L2"/>
    <style:style style:name="P8" style:family="paragraph" style:parent-style-name="Code" style:list-style-name="L3"/>
    <style:style style:name="P9" style:family="paragraph" style:parent-style-name="Code" style:list-style-name="L4"/>
    <style:style style:name="P10" style:family="paragraph" style:parent-style-name="Code" style:list-style-name="L5"/>
    <style:style style:name="P11" style:family="paragraph" style:parent-style-name="Code" style:list-style-name="L5">
      <style:text-properties fo:color="#009900" style:font-name="Consolas1" fo:background-color="#eeeeee"/>
    </style:style>
    <style:style style:name="P12" style:family="paragraph" style:parent-style-name="Code" style:list-style-name="L6">
      <style:text-properties style:font-name="Calibri1" fo:background-color="transparent"/>
    </style:style>
    <style:style style:name="P13" style:family="paragraph" style:parent-style-name="Code_20_-_20_sortie" style:list-style-name="L1"/>
    <style:style style:name="P14" style:family="paragraph" style:parent-style-name="Code_20_-_20_sortie" style:list-style-name="L2"/>
    <style:style style:name="P15" style:family="paragraph" style:parent-style-name="Code_20_-_20_sortie" style:list-style-name="L2">
      <style:text-properties fo:color="#009900"/>
    </style:style>
    <style:style style:name="P16" style:family="paragraph" style:parent-style-name="Code_20_-_20_sortie" style:list-style-name="L3"/>
    <style:style style:name="P17" style:family="paragraph" style:parent-style-name="Code_20_-_20_sortie" style:list-style-name="L4"/>
    <style:style style:name="P18" style:family="paragraph" style:parent-style-name="Code_20_-_20_sortie" style:list-style-name="L5"/>
    <style:style style:name="P19" style:family="paragraph" style:parent-style-name="Text_20_body" style:list-style-name="L1">
      <style:paragraph-properties fo:text-align="start" style:justify-single-word="false"/>
      <style:text-properties style:font-name="Calibri1"/>
    </style:style>
    <style:style style:name="P20" style:family="paragraph" style:parent-style-name="Text_20_body" style:list-style-name="L6">
      <style:text-properties style:font-name="Calibri1" fo:background-color="transparent"/>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0.5pt" style:font-size-asian="10.5pt" style:font-size-complex="10.5pt"/>
    </style:style>
    <style:style style:name="T6" style:family="text">
      <style:text-properties style:font-name="Consolas1"/>
    </style:style>
    <style:style style:name="T7" style:family="text">
      <style:text-properties style:font-name="Consolas1" fo:background-color="#eeeeee"/>
    </style:style>
    <style:style style:name="T8" style:family="text">
      <style:text-properties style:font-name="Consolas1" style:text-underline-style="solid" style:text-underline-width="auto" style:text-underline-color="font-color" fo:background-color="#eeeeee"/>
    </style:style>
    <style:style style:name="T9" style:family="text">
      <style:text-properties style:font-name="Consolas1" fo:font-weight="normal" fo:background-color="#eeeeee" style:font-weight-asian="normal" style:font-weight-complex="normal"/>
    </style:style>
    <style:style style:name="T10" style:family="text">
      <style:text-properties style:font-name="Calibri1"/>
    </style:style>
    <style:style style:name="T11" style:family="text">
      <style:text-properties style:font-name="Calibri1" fo:background-color="transparent"/>
    </style:style>
    <style:style style:name="T12" style:family="text">
      <style:text-properties fo:color="#009900"/>
    </style:style>
    <style:style style:name="T13" style:family="text">
      <style:text-properties fo:color="#009900" style:font-name="Consolas1" fo:background-color="#eeeeee"/>
    </style:style>
    <style:style style:name="T14" style:family="text">
      <style:text-properties fo:color="#009900" fo:font-weight="bold" style:font-weight-asian="bold" style:font-weight-complex="bold"/>
    </style:style>
    <style:style style:name="T15" style:family="text">
      <style:text-properties style:use-window-font-color="true" fo:font-weight="normal" style:font-weight-asian="normal" style:font-weight-complex="normal"/>
    </style:style>
    <style:style style:name="T16" style:family="text">
      <style:text-properties fo:font-size="9pt" style:font-size-asian="9pt" style:font-size-complex="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itle>Installation d'un serveur de base de données PostgreSQL avec Debian 8.5</text:title></text:h>
      <text:h text:style-name="Heading_20_2" text:outline-level="2">Installation du système d'exploitation</text:h>
      <text:list xml:id="list2083754933129672072" text:style-name="L1">
        <text:list-item>
          <text:p text:style-name="P19">Lancer la machine.</text:p>
        </text:list-item>
        <text:list-item>
          <text:p text:style-name="P19">Le disque dur étant vierge, il est requis d'insérer le disque d'installation afin de démarrer la machine.</text:p>
        </text:list-item>
        <text:list-item>
          <text:p text:style-name="P19">Un menu d'installation s'affiche. Sélectionner l'option Install, puis la langue, la région, la disposition du clavier.</text:p>
          <text:p text:style-name="P19">L'installateur cherche un réseau et tente de s'y connecter automatiquement.</text:p>
        </text:list-item>
        <text:list-item>
          <text:p text:style-name="P19">Choisir le nom de machine qui sera utilisé sur le réseau. On peut choisir <text:span text:style-name="T13">gestion</text:span>.</text:p>
          <text:p text:style-name="P13"><text:span text:style-name="T14">nommachine</text:span>.nomdomaine.com</text:p>
        </text:list-item>
        <text:list-item>
          <text:p text:style-name="P19">Choisir un nom de domaine pour se connecter à un réseau. On peut choisir <text:span text:style-name="T13">aderentsjudo.com</text:span>.</text:p>
          <text:p text:style-name="P13"><text:span text:style-name="T15">nommachine</text:span>.<text:span text:style-name="T14">nomdomaine.com</text:span></text:p>
        </text:list-item>
        <text:list-item>
          <text:p text:style-name="P19">Choisir un mot de passe root et confirmer (mot de passe du super utilisateur - utilisateur ayant le contrôle complet du système).</text:p>
        </text:list-item>
        <text:list-item>
          <text:p text:style-name="P19">Choisir un nom d'utilisateur (nom complet), un identifiant/login, et un mot de passe (différent du mot de passe root) pour le compte utilisé lors d'une utilisation normale de la machine.</text:p>
        </text:list-item>
        <text:list-item>
          <text:p text:style-name="P19">Choisir une méthode de partitionnement :</text:p>
          <text:p text:style-name="P19"><text:span text:style-name="T1">– <text:s text:c="2"/></text:span>disque complet (partition unique)</text:p>
          <text:p text:style-name="P19"><text:span text:style-name="T1">– <text:s text:c="2"/></text:span>créer plusieurs partitions</text:p>
          <text:p text:style-name="P19"><text:span text:style-name="T1">–</text:span> <text:s text:c="2"/>créer plusieurs partitions chiffrées</text:p>
          <text:p text:style-name="P19"><text:s text:c="3"/>On choisira simplement de partitionner le disque complet.</text:p>
        </text:list-item>
        <text:list-item>
          <text:p text:style-name="P19">Choisir le disque à utiliser puis la/les partitions.</text:p>
          <text:p text:style-name="P19">La copie des fichiers du <text:span text:style-name="T2">système de base</text:span> démarre.</text:p>
        </text:list-item>
        <text:list-item>
          <text:p text:style-name="P19">L'installateur demande de configurer l'outil de gestion des paquets (pour télécharger des paquets mis à jour, entre autres), un miroir sur le réseau, ce qui nécessite une connexion internet.</text:p>
          <text:p text:style-name="P19">Laisser les options par défaut suffira. L'installateur lance les téléchargements.</text:p>
        </text:list-item>
        <text:list-item>
          <text:p text:style-name="P19">L'installateur propose d'envoyer anonymement des données pour des statistiques sur les paquets les plus utilisés. On peut s'en passer...</text:p>
        </text:list-item>
        <text:list-item>
          <text:p text:style-name="P19">Vient le choix de la sélection des logiciels. On choisira les <text:span text:style-name="T4">utilitaires usuels du système</text:span>.</text:p>
        </text:list-item>
        <text:list-item>
          <text:p text:style-name="P19">Il est proposé d'installer un programme de démarrage (GRUB). La machine étant vierge au départ, il n'y avait pas de programme de démarrage. On choisira donc de l'installer.</text:p>
          <text:p text:style-name="P19">Choisir le périphérique (ne pas sélectionner « Choix manuel... »).</text:p>
        </text:list-item>
        <text:list-item>
          <text:p text:style-name="P19">L'installation est terminée, éjecter le disque d'installation avant de redémarrer la machine.</text:p>
        </text:list-item>
      </text:list>
      <text:p text:style-name="P3"/>
      <text:p text:style-name="P4">Penser à se connecter en root pour toutes les opérations suivantes !</text:p>
      <text:h text:style-name="P5" text:outline-level="1">Paramétrage de l'accès à la machine par le réseau</text:h>
      <text:p text:style-name="Text_20_body"><text:span text:style-name="T16">Basé sur : </text:span><text:a xlink:type="simple" xlink:href="https://www.howtoforge.com/tutorial/debian-8-jessie-minimal-server/" text:style-name="Internet_20_link" text:visited-style-name="Visited_20_Internet_20_Link"><text:span text:style-name="T16">https://www.howtoforge.com/tutorial/debian-8-jessie-minimal-server/</text:span></text:a></text:p>
      <text:p text:style-name="Text_20_body">L'installateur a configuré le système de façon à récupérer une adresse IP par DHCP. On va changer ça pour utiliser une adresse statique.</text:p>
      <text:list xml:id="list2682424355115988420" text:style-name="L2">
        <text:list-item>
          <text:p text:style-name="P21">Ouvrir le fichier <text:span text:style-name="T9">/etc/network/interfaces</text:span> avec un éditeur de texte tel que <text:span text:style-name="T3">nano</text:span> :</text:p>
          <text:p text:style-name="P7">nano /etc/network/interfaces</text:p>
          <text:p text:style-name="P21">Le fichier ressembler à ceci :</text:p>
          <text:p text:style-name="P14"># This file describes the network interfaces available on your system</text:p>
          <text:p text:style-name="P14"># and how to activate them. For more information, see interfaces(5).</text:p>
          <text:p text:style-name="P14"/>
          <text:p text:style-name="P14">source /etc/network/interfaces.d/*</text:p>
          <text:p text:style-name="P14"/>
          <text:p text:style-name="P14"># The loopback network interface</text:p>
          <text:p text:style-name="P14">auto lo</text:p>
          <text:p text:style-name="P14">iface lo inet loopback</text:p>
          <text:p text:style-name="P14"/>
          <text:p text:style-name="P14"># The primary network interface</text:p>
          <text:p text:style-name="P14">allow-hotplug eth0</text:p>
          <text:p text:style-name="P14">iface eth0 inet dhcp</text:p>
          <text:p text:style-name="P21"/>
        </text:list-item>
        <text:list-item>
          <text:p text:style-name="P21">On doit le modifier afin de donner une adresse IP statique à la machine. Dans cet exemple, on choisira l'adresse <text:span text:style-name="T1">192.168.104.242</text:span> avec le masque <text:span text:style-name="T1">255.255.255.0</text:span> et la passerelle <text:span text:style-name="T1">192.168.104.254</text:span> :</text:p>
          <text:p text:style-name="P14"># The primary network interface</text:p>
          <text:p text:style-name="P15">auto eth0</text:p>
          <text:p text:style-name="P15">iface eth0 inet static</text:p>
          <text:p text:style-name="P15"><text:s text:c="5"/>address 192.168.104.242</text:p>
          <text:p text:style-name="P15"><text:s text:c="5"/>netmask 255.255.255.0</text:p>
          <text:p text:style-name="P15"><text:s text:c="5"/>gateway 192.168.104.254</text:p>
        </text:list-item>
        <text:list-item>
          <text:p text:style-name="P21">Une fois les modifications effectuées, redémarrer les services réseau afin d'appliquer les modifications :</text:p>
          <text:p text:style-name="P7">service networking restart</text:p>
        </text:list-item>
        <text:list-item>
          <text:p text:style-name="P21">Éditer le fichier <text:span text:style-name="T9">/etc/hosts</text:span> :</text:p>
          <text:p text:style-name="P7">nano /etc/hosts</text:p>
          <text:p text:style-name="P21">Il devrait ressembler à ceci :</text:p>
          <text:p text:style-name="P14">127.0.0.1<text:tab/><text:tab/>localhost</text:p>
          <text:p text:style-name="P14">127.0.0.1<text:tab/><text:tab/>gestion.adherentsjudo.com<text:tab/><text:tab/>gestion</text:p>
          <text:p text:style-name="P14"/>
          <text:p text:style-name="P14"># The following lines are desirable for IPv6 capable hosts</text:p>
          <text:p text:style-name="P14">::1 <text:s text:c="4"/>localhost ip6-localhost ip6-loopback</text:p>
          <text:p text:style-name="P14">ff02::1 ip6-allnodes</text:p>
          <text:p text:style-name="P14">ff02::2 ip6-allrouters</text:p>
        </text:list-item>
        <text:list-item>
          <text:p text:style-name="P21">Remplacer l'adresse IP de la deuxième ligne par l'adresse que l'on a choisi à l'étape 2) :</text:p>
          <text:p text:style-name="P14"><text:span text:style-name="T12">192.168.104.72</text:span><text:tab/>gestion.adherentsjudo.com<text:tab/><text:tab/>gestion</text:p>
        </text:list-item>
      </text:list>
      <text:h text:style-name="P5" text:outline-level="1">Installation des outils du serveur (Apache2, PHP5, Open-SSH)</text:h>
      <text:p text:style-name="Text_20_body"><text:span text:style-name="T16">Basé sur :<text:tab/></text:span><text:a xlink:type="simple" xlink:href="https://linustechtips.com/main/topic/6398-howto-create-your-own-linux-home-server-using-debian/" text:style-name="Internet_20_link" text:visited-style-name="Visited_20_Internet_20_Link"><text:span text:style-name="T16">https://linustechtips.com/main/topic/6398-howto-create-your-own-linux-home-server-using-debian/</text:span></text:a></text:p>
      <text:p text:style-name="Text_20_body">On va installer les outils nécessaires pour faire de notre machine un serveur. Apache2 est le serveur web à proprement parler, PHP5... le nom est assez explicite. Enfin, Open-SSH permet d'accéder à la machine à distance (pour des clients tels que PuTTY). Open-SSH peut être utile mais n'est pas obligatoire.</text:p>
      <text:list xml:id="list1030032590956152427" text:style-name="L3">
        <text:list-item>
          <text:p text:style-name="P22">Commencer par mettre à jour la liste des packages :</text:p>
          <text:p text:style-name="P8">apt-get update</text:p>
        </text:list-item>
        <text:list-item>
          <text:p text:style-name="P22">Installer de package de Apache2 :</text:p>
          <text:p text:style-name="P8">apt-get install apache2</text:p>
          <text:p text:style-name="P22">Le répertoire par défaut du serveur est <text:span text:style-name="T9">/var/www</text:span>. Tout ce qui est mis dans ce dossier est accessible depuis un navigateur avec l'adresse IP de la machine (sur le port 80 par défaut). Le dossier appartient à l'utilisateur <text:span text:style-name="T3">root</text:span>, il est donc nécessaire de passer en <text:span text:style-name="T3">root</text:span> pour y faire des modifications. On peut cependant autoriser un autre utilisateur à écrire dans ce dossier :</text:p>
          <text:p text:style-name="P8">chown -R <text:span text:style-name="T4">nom-de-l'utilisateur</text:span> /var/www</text:p>
          <text:p text:style-name="P22">Si des modifications sont faites dans la configuration de Apache, il sera nécessaire de recharger la configuration :</text:p>
          <text:p text:style-name="P8">/etc/init.d/apache2 reload</text:p>
          <text:p text:style-name="P22"/>
        </text:list-item>
        <text:list-item>
          <text:p text:style-name="P22">Installer le package de PHP5 ainsi que le package lui permettant de « parler » avec Apache :</text:p>
          <text:p text:style-name="P8">apt-get install php5 libapache2-mod-php5</text:p>
          <text:p text:style-name="P22">Pour vérifier que tout fonctionne, renommer <text:span text:style-name="T4">index.html</text:span> en <text:span text:style-name="T4">index.php</text:span> et rajouter du code PHP dans le corps du fichier :</text:p>
          <text:p text:style-name="P16"><text:s text:c="4"/>…</text:p>
          <text:p text:style-name="P8"><text:s text:c="8"/>&lt;?php</text:p>
          <text:p text:style-name="P8"><text:s text:c="12"/>phpinfo();</text:p>
          <text:p text:style-name="P8"><text:s text:c="8"/>?&gt;</text:p>
          <text:p text:style-name="P16"><text:s text:c="4"/>&lt;/body&gt;</text:p>
          <text:p text:style-name="P16">&lt;/html&gt;</text:p>
          <text:p text:style-name="P22">Puis recharger la page. Des informations sur la version et la configuration du serveur PHP devraient apparaître.</text:p>
          <text:p text:style-name="P22"/>
        </text:list-item>
        <text:list-item>
          <text:p text:style-name="P22">Enfin, installer le package OpenSSH s'il est jugé nécessaire :</text:p>
          <text:p text:style-name="P8">apt-get install openSSH-server</text:p>
          <text:p text:style-name="P22">La machine sera accessible depuis le port 22 par défaut (modifiable dans le fichier <text:s/><text:span text:style-name="T9">/etc/ssh/sshd_config</text:span>).</text:p>
        </text:list-item>
      </text:list>
      <text:h text:style-name="P5" text:outline-level="1">Installation de PostgreSQL</text:h>
      <text:p text:style-name="Text_20_body"><text:span text:style-name="T5">Basé sur : </text:span><text:a xlink:type="simple" xlink:href="https://www.digitalocean.com/community/tutorials/how-to-install-and-use-postgresql-9-4-on-debian-8" text:style-name="Internet_20_link" text:visited-style-name="Visited_20_Internet_20_Link"><text:span text:style-name="T5">https://www.digitalocean.com/community/tutorials/how-to-install-and-use-postgresql-9-4-on-debian-8</text:span></text:a></text:p>
      <text:list xml:id="list8194040315864849611" text:style-name="L4">
        <text:list-item>
          <text:p text:style-name="P23">Installer les packages de PostgreSQL :</text:p>
          <text:p text:style-name="P9"><text:span text:style-name="Source_20_Text"><text:span text:style-name="T6">apt-get install postgresql-9.4 postgresql-client-9.4</text:span></text:span></text:p>
          <text:p text:style-name="P23">Valider les étapes lorsque c'est demandé (taper <text:span text:style-name="Source_20_Text"><text:span text:style-name="T13">o</text:span></text:span><text:span text:style-name="Source_20_Text"><text:span text:style-name="T10"> </text:span></text:span>et Entrée).</text:p>
        </text:list-item>
        <text:list-item>
          <text:p text:style-name="P23">Vérifier que le serveur PostgreSQL a été installé correctement et tourne :</text:p>
          <text:p text:style-name="P9">ps -ef | grep postgre</text:p>
          <text:p text:style-name="P23">Le résultat devrait ressembler à cela :</text:p>
          <text:p text:style-name="P17"><text:span text:style-name="Source_20_Text"><text:span text:style-name="T6">postgres 32164 <text:s text:c="4"/>1 <text:s/>0 21:58 ? <text:s text:c="7"/>00:00:00 /usr/lib/postgresql/9.4/bin/postgres -D /var/lib/ <text:s text:c="2"/>postgresql/9.4/main -c config_file=/etc/postgresql/9.4/main/postgresql.conf</text:span></text:span></text:p>
          <text:p text:style-name="P17"><text:span text:style-name="Source_20_Text"><text:span text:style-name="T6">postgres 32166 32164 <text:s/>0 21:58 ? <text:s text:c="7"/>00:00:00 postgres: checkpointer process</text:span></text:span></text:p>
          <text:p text:style-name="P17"><text:span text:style-name="Source_20_Text"><text:span text:style-name="T6">postgres 32167 32164 <text:s/>0 21:58 ? <text:s text:c="7"/>00:00:00 postgres: writer process</text:span></text:span></text:p>
          <text:p text:style-name="P17"><text:span text:style-name="Source_20_Text"><text:span text:style-name="T6">postgres 32168 32164 <text:s/>0 21:58 ? <text:s text:c="7"/>00:00:00 postgres: wal writer process</text:span></text:span></text:p>
          <text:p text:style-name="P17"><text:span text:style-name="Source_20_Text"><text:span text:style-name="T6">postgres 32169 32164 <text:s/>0 21:58 ? <text:s text:c="7"/>00:00:00 postgres: autovacuum launcher process</text:span></text:span></text:p>
          <text:p text:style-name="P17"><text:span text:style-name="Source_20_Text"><text:span text:style-name="T6">postgres 32170 32164 <text:s/>0 21:58 ? <text:s text:c="7"/>00:00:00 postgres: stats collector process</text:span></text:span></text:p>
        </text:list-item>
      </text:list>
      <text:p text:style-name="Text_20_body"/>
      <text:p text:style-name="Text_20_body">Sur Debian, PostgreSQL est installé avec un utilisateur par défaut et une base tous les deux nommés <text:span text:style-name="T7">postgres</text:span>.</text:p>
      <text:list xml:id="list5212751015524341466" text:style-name="L5">
        <text:list-item>
          <text:p text:style-name="P24">Pour se connecter à la base, il faut d'abord passer en utilisateur <text:span text:style-name="T7">postgres</text:span> avec la commande suivante <text:span text:style-name="T2">lorsqu'on est connecté en </text:span><text:span text:style-name="T8">root</text:span> :</text:p>
          <text:p text:style-name="P10">su postgres</text:p>
        </text:list-item>
        <text:list-item>
          <text:p text:style-name="P24">Maintenant on est connecté en tant que <text:span text:style-name="T7">postgres</text:span>. Pour ouvrir la console PostgreSQL :</text:p>
          <text:p text:style-name="P10">psql</text:p>
          <text:p text:style-name="P24">La console devrait ressembler à ça :</text:p>
          <text:p text:style-name="P18"><text:span text:style-name="Source_20_Text"><text:span text:style-name="T6">psql (9.4.2)</text:span></text:span></text:p>
          <text:p text:style-name="P18"><text:span text:style-name="Source_20_Text"><text:span text:style-name="T6">Type "help" for help.</text:span></text:span></text:p>
          <text:p text:style-name="P18"><text:span text:style-name="Source_20_Text"><text:span text:style-name="T6"/></text:span></text:p>
          <text:p text:style-name="P18"><text:span text:style-name="Source_20_Text"><text:span text:style-name="T6">postgres=# </text:span></text:span></text:p>
        </text:list-item>
        <text:list-item>
          <text:p text:style-name="P24">Pour quitter la console :</text:p>
          <text:p text:style-name="P11">\q</text:p>
        </text:list-item>
      </text:list>
      <text:h text:style-name="P5" text:outline-level="1">Configuration de la base PostgreSQL</text:h>
      <text:h text:style-name="Heading_20_2" text:outline-level="2">Créer des rôles</text:h>
      <text:p text:style-name="Text_20_body">Par défaut, Postgres utilise un concept appelé « rôles » pour l'authentification et les autorisations. C'est relativement similaire au comptes habituels façon Unix, mais PostgreSQL ne fait pas de distinction entre les groupes et les utilisateurs, et préfère utiliser le terme plus flexible de « rôle ».</text:p>
      <text:p text:style-name="Text_20_body">Après l'installation, PostgreSQL est paramétré pour utiliser l'authentification « indentée » : PostgreSQL associe les rôles avec le nom d'utilisateur du compte système Linux/Unix correspondant. Si un rôle PostgreSQL existe, on peut s'y connecter en s'authentifiant sur le compte Linux associé.</text:p>
      <text:p text:style-name="Text_20_body">Lors de la procédure d'installation, l'utilisateur postgres a été créé et a été associé avec le rôle par défaut Postgres.</text:p>
      <text:p text:style-name="P1">Pour ajouter des rôles additionnels on peu<text:span text:style-name="T11">t utiliser la commande </text:span><text:span text:style-name="T13">createuser</text:span><text:span text:style-name="T11">. Cette commande doit être entrée en tant qu'utilisateur </text:span><text:span text:style-name="T7">postgres</text:span><text:span text:style-name="T11">, pas dans la console PostgreSQL :</text:span></text:p>
      <text:p text:style-name="P2">createuser --interactive</text:p>
      <text:p text:style-name="P1"><text:span text:style-name="T11">En gros, c'est un shell interactif qui appellera les bonnes commandes pour créer un utilisateur selon les spécifications que l'on veut. Plusieurs questions seront demandées : le nom du rôle, s'il doit être un super-utilisateur, si le rôle est autorisé à créer des bases de données, et si le rôle peut créer d'autre rôles. Le manuel a plus d'informations (</text:span><text:span text:style-name="T13">man createuser</text:span><text:span text:style-name="T11">).</text:span></text:p>
      <text:h text:style-name="P6" text:outline-level="2">Créer une nouvelle base de données</text:h>
      <text:p text:style-name="Text_20_body"><text:span text:style-name="T11">PostgreSQL est paramétré par défaut avec des rôles correspondant aux comptes utilisateur existant. De plus il part du principe qu'il existe une base de données pour qu'un rôle puisse s'y connecter. Donc si vous avez un utilisateur appelé </text:span><text:span text:style-name="T7">judo</text:span><text:span text:style-name="T11">, PostgreSQL tentera de connecter ce rôle à une base de données appelée </text:span><text:span text:style-name="T7">judo</text:span><text:span text:style-name="T11"> par défaut.</text:span></text:p>
      <text:p text:style-name="Text_20_body"><text:span text:style-name="T11">Il est possible de créer la base correspondante depuis l'utilisateur </text:span><text:span text:style-name="T7">postgres</text:span><text:span text:style-name="T11">.</text:span></text:p>
      <text:list xml:id="list2111419558896714464" text:style-name="L6">
        <text:list-item>
          <text:p text:style-name="P25"><text:span text:style-name="T11">Passer en utilisateur </text:span><text:span text:style-name="T7">postgres</text:span><text:span text:style-name="T11"> :</text:span></text:p>
          <text:p text:style-name="P12">su postgres</text:p>
        </text:list-item>
        <text:list-item>
          <text:p text:style-name="P25"><text:span text:style-name="T11">Créer la base de données </text:span><text:span text:style-name="T7">judo</text:span><text:span text:style-name="T11"> :</text:span></text:p>
          <text:p text:style-name="P12">createdb judo</text:p>
        </text:list-item>
        <text:list-item>
          <text:p text:style-name="P20"/>
        </text:list-item>
        <text:list-item>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1" svg:font-family="Consolas" style:font-family-generic="modern" style:font-pitch="fixed"/>
    <style:font-face style:name="Consolas" svg:font-family="Consolas" style:font-adornments="Normal"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15cm" fo:margin-bottom="0.15cm" fo:text-align="justify" style:justify-single-word="false" style:page-number="auto" fo:background-color="transparent" style:shadow="none">
        <style:tab-stops/>
        <style:background-image/>
      </style:paragraph-properties>
      <style:text-properties style:font-name="Calibri"/>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fo:font-variant="small-caps" style:font-name="Calibri"/>
    </style:style>
    <style:style style:name="Footer" style:family="paragraph" style:parent-style-name="Standard" style:class="extra">
      <style:paragraph-properties fo:padding-left="0cm" fo:padding-right="0cm" fo:padding-top="0.101cm" fo:padding-bottom="0cm" fo:border-left="none" fo:border-right="none" fo:border-top="0.002cm solid #000000" fo:border-bottom="none" style:shadow="none" text:number-lines="false" text:line-number="0">
        <style:tab-stops>
          <style:tab-stop style:position="9.5cm" style:type="center"/>
          <style:tab-stop style:position="19.001cm" style:type="right"/>
        </style:tab-stops>
      </style:paragraph-properties>
      <style:text-properties fo:font-variant="small-caps" style:font-name="Calibr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 style:family="paragraph" style:parent-style-name="Standard" style:master-page-name="">
      <style:paragraph-properties fo:margin-left="0.4cm" fo:margin-right="0cm" fo:margin-top="0.049cm" fo:margin-bottom="0.049cm" fo:line-height="100%" fo:text-indent="-0.4cm" style:auto-text-indent="true" style:page-number="auto" fo:background-color="#eeeeee" style:shadow="none">
        <style:tab-stops/>
        <style:background-image/>
      </style:paragraph-properties>
      <style:text-properties fo:color="#009900" style:font-name="Consolas" fo:font-size="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de_20_-_20_sortie" style:display-name="Code - sortie" style:family="paragraph" style:parent-style-name="Code">
      <style:text-properties fo:color="#333333"/>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initial-creator>Joey Quintela</text:initial-creator><text:tab/><text:title>Installation d'un serveur de base de données PostgreSQL avec Debian 8.5</text:title><text:tab/>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y Quintela</meta:initial-creator>
    <meta:creation-date>2017-01-24T15:41:13.88</meta:creation-date>
    <meta:editing-cycles>93</meta:editing-cycles>
    <meta:editing-duration>PT8H4M23S</meta:editing-duration>
    <dc:title>Installation d'un serveur de base de données PostgreSQL avec Debian 8.5</dc:title>
    <dc:date>2017-02-06T10:54:34.25</dc:date>
    <dc:creator>Joey Quintela</dc:creator>
    <meta:generator>OpenOffice/4.1.2$Win32 OpenOffice.org_project/412m3$Build-9782</meta:generator>
    <meta:document-statistic meta:table-count="0" meta:image-count="0" meta:object-count="0" meta:page-count="5" meta:paragraph-count="127" meta:word-count="1346" meta:character-count="8999"/>
  </office:meta>
</office:document-meta>
</file>